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Lohit Devanagari1" svg:font-family="'Lohit Devanagari'"/>
    <style:font-face style:name="OpenSymbol" svg:font-family="OpenSymbol, 'Arial Unicode MS'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8pt" style:font-size-asian="8pt"/>
    </style:style>
    <style:style style:name="P2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12pt" style:font-size-asian="12pt"/>
    </style:style>
    <style:style style:name="P3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12pt" officeooo:rsid="001e73cf" officeooo:paragraph-rsid="001e73cf" style:font-size-asian="12pt"/>
    </style:style>
    <style:style style:name="P4" style:family="paragraph" style:parent-style-name="Footer">
      <style:paragraph-properties fo:text-align="justify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6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7" style:family="paragraph" style:parent-style-name="Standard">
      <style:paragraph-properties fo:text-align="justify" style:justify-single-word="false"/>
      <style:text-properties fo:font-size="12pt" officeooo:rsid="001e73cf" officeooo:paragraph-rsid="001e73cf" style:font-size-asian="12pt"/>
    </style:style>
    <style:style style:name="P8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4.701cm" style:auto-text-indent="false" style:writing-mode="lr-tb">
        <style:tab-stops>
          <style:tab-stop style:position="5.099cm"/>
        </style:tab-stops>
      </style:paragraph-properties>
      <style:text-properties fo:font-size="12pt" fo:font-weight="bold" style:font-size-asian="12pt" style:font-weight-asian="bold" fo:hyphenate="false" fo:hyphenation-remain-char-count="2" fo:hyphenation-push-char-count="2"/>
    </style:style>
    <style:style style:name="P10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11" style:family="paragraph" style:parent-style-name="Standard" style:list-style-name="WW8Num2">
      <style:paragraph-properties fo:text-align="justify" style:justify-single-word="false"/>
      <style:text-properties fo:font-size="12pt" style:font-size-asian="12pt"/>
    </style:style>
    <style:style style:name="P12" style:family="paragraph" style:parent-style-name="Standard">
      <style:paragraph-properties fo:text-align="justify" style:justify-single-word="false"/>
      <style:text-properties fo:font-size="12pt" officeooo:rsid="001f5786" officeooo:paragraph-rsid="001f5786" style:font-size-asian="12pt"/>
    </style:style>
    <style:style style:name="P13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12pt" officeooo:rsid="001f5786" officeooo:paragraph-rsid="001f5786" style:font-size-asian="12pt"/>
    </style:style>
    <style:style style:name="P14" style:family="paragraph" style:parent-style-name="Heading" style:master-page-name="Standard">
      <style:paragraph-properties style:page-number="auto"/>
    </style:style>
    <style:style style:name="P15" style:family="paragraph" style:parent-style-name="Heading_20_1">
      <style:text-properties fo:font-size="12pt" fo:font-weight="bold" style:font-size-asian="12pt" style:font-weight-asian="bold"/>
    </style:style>
    <style:style style:name="T1" style:family="text">
      <style:text-properties fo:font-size="8pt" style:font-size-asian="8pt"/>
    </style:style>
    <style:style style:name="T2" style:family="text">
      <style:text-properties officeooo:rsid="001f5786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f5786" style:font-weight-asian="normal" style:font-weight-complex="normal"/>
    </style:style>
    <style:style style:name="T5" style:family="text">
      <style:text-properties fo:font-weight="normal" style:font-weight-asian="normal" style:font-size-complex="12pt" style:font-weight-complex="normal"/>
    </style:style>
    <style:style style:name="T6" style:family="text">
      <style:text-properties fo:font-weight="normal" officeooo:rsid="001f5786" style:font-weight-asian="normal" style:font-size-complex="12pt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01f5786" style:font-weight-asian="normal" style:font-size-complex="12pt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1f5786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officeooo:rsid="001f5786"/>
    </style:style>
    <style:style style:name="T10" style:family="text">
      <style:text-properties style:text-underline-style="none" officeooo:rsid="001f5786"/>
    </style:style>
    <style:style style:name="T11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EVALUACIÓN INICIAL</text:p>
      <text:p text:style-name="Heading"/>
      <text:p text:style-name="P5">TEST DE CONOCIMIENTOS INICIALES AL MÓDULO</text:p>
      <text:p text:style-name="P8"/>
      <text:p text:style-name="P9">Fecha: <text:span text:style-name="T8">21/09/2021</text:span><text:span text:style-name="T10"> <text:s text:c="3"/></text:span>Hora de inicio: <text:span text:style-name="T7">9:00</text:span></text:p>
      <text:h text:style-name="P15" text:outline-level="1"/>
      <text:h text:style-name="Heading_20_1" text:outline-level="1">Datos Personales</text:h>
      <text:p text:style-name="P6"/>
      <text:p text:style-name="P6">Nombre y apellidos del alumno/a: <text:s text:c="3"/><text:span text:style-name="T2">Costa Lucena Juan Miguel.</text:span> <text:s text:c="69"/></text:p>
      <text:p text:style-name="P6"/>
      <text:p text:style-name="P6">Indicas las cuenta que tienes en redes sociales: Facebook, Instagram… Explica brevemente para qué las usas.</text:p>
      <text:p text:style-name="P6"/>
      <text:p text:style-name="P7">Instagram , para ver las fotos de mis amigos y familiares.</text:p>
      <text:p text:style-name="P6"/>
      <text:p text:style-name="P6"/>
      <text:p text:style-name="P6">¿Tienes carnet de conducir?</text:p>
      <text:p text:style-name="P6"/>
      <text:p text:style-name="P7">Sí.</text:p>
      <text:p text:style-name="P6"/>
      <text:p text:style-name="P6">¿Dispones de coche?</text:p>
      <text:p text:style-name="P2"/>
      <text:p text:style-name="P3">No.</text:p>
      <text:p text:style-name="P2"/>
      <text:p text:style-name="P2">¿Por qué decides estudiar este Ciclo? Aspiración posterior.</text:p>
      <text:p text:style-name="P2"/>
      <text:p text:style-name="P3">Por que me gusta la informática y este ciclo tiene buena salida laboral. Aún no sé que haré una vez finalice el ciclo.</text:p>
      <text:p text:style-name="P2"/>
      <text:p text:style-name="P2">Explica la satisfacción actual con estos estudios. Razona la respuesta.</text:p>
      <text:p text:style-name="P2"/>
      <text:p text:style-name="P13">Estoy satisfecho con los conocimientos dados en las materias y con el trato de los profesores.</text:p>
      <text:p text:style-name="P2"/>
      <text:p text:style-name="P2">Explica la insatisfacción personal con estos estudios. Razona la respuesta.</text:p>
      <text:p text:style-name="P2"/>
      <text:p text:style-name="P2">-</text:p>
      <text:p text:style-name="P2"/>
      <text:p text:style-name="P2">Explica la satisfacción actual con el centro de alternancia. Razona la respuesta.</text:p>
      <text:p text:style-name="P2"/>
      <text:p text:style-name="P13">Buen trato de los formadores y el intento de mejorar la formación proporcionada.</text:p>
      <text:p text:style-name="P2"/>
      <text:p text:style-name="P2">Explica la satisfacción actual con el centro de alternancia. Razona la respuesta.</text:p>
      <text:p text:style-name="P2"/>
      <text:p text:style-name="P2">-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h text:style-name="Heading_20_1" text:outline-level="1">Responde</text:h>
      <text:p text:style-name="P6"/>
      <text:p text:style-name="P6"/>
      <text:p text:style-name="P6">Define los siguientes conceptos: </text:p>
      <text:list xml:id="list997102877" text:style-name="WW8Num2">
        <text:list-item>
          <text:p text:style-name="P11">layouts</text:p>
        </text:list-item>
        <text:list-item>
          <text:p text:style-name="P11">prototipo→<text:span text:style-name="T2"> Maquetado anterior a la aplicación que se desea obtener para ahorrar tiempo y ver si hemos conseguido lo que el cliente desea.</text:span></text:p>
        </text:list-item>
        <text:list-item>
          <text:p text:style-name="P11">usabilidad en la web</text:p>
        </text:list-item>
        <text:list-item>
          <text:p text:style-name="P11">aplicación web responsiv<text:span text:style-name="T2">e → Web que se adapta a la pantalla del dispositivo con el que se visita.</text:span></text:p>
        </text:list-item>
        <text:list-item>
          <text:p text:style-name="P11">gestor de contenido</text:p>
        </text:list-item>
        <text:list-item>
          <text:p text:style-name="P11">guía de estilo</text:p>
        </text:list-item>
      </text:list>
      <text:p text:style-name="P6"/>
      <text:p text:style-name="P6"/>
      <text:p text:style-name="P6">Habla de las novedades de HTML5. Poner ejemplos.</text:p>
      <text:p text:style-name="P6"/>
      <text:p text:style-name="P6"/>
      <text:p text:style-name="P6">En CSS3, los selectores pueden ser descendientes, hijos y hermanos. Explicarlos y poner un ejemplo de cada uno.</text:p>
      <text:p text:style-name="P6"/>
      <text:p text:style-name="P6"/>
      <text:p text:style-name="P6"/>
      <text:p text:style-name="P6">Poner un ejemplo de unidad de medida absoluta y otro de medida relativa en la web. Indicar cuál es la más conveniente en el diseño web.</text:p>
      <text:p text:style-name="P6"/>
      <text:p text:style-name="P12">Medida absoluta : px.</text:p>
      <text:p text:style-name="P12"/>
      <text:p text:style-name="P12">Medida relativa: %.</text:p>
      <text:p text:style-name="P6"/>
      <text:p text:style-name="P6">Indica programas o medios para gestión de imágenes qué conoces. ¿Cuál usas habitualmente?</text:p>
      <text:p text:style-name="P6"/>
      <text:p text:style-name="P6">-</text:p>
      <text:p text:style-name="P6"/>
      <text:p text:style-name="P6">Indica programas o medios para gestión de vídeos qué sabes usar.</text:p>
      <text:p text:style-name="P6"/>
      <text:p text:style-name="P6">-</text:p>
      <text:p text:style-name="P6"/>
      <text:p text:style-name="P6">Indica programas o medios para gestión de audios qué sabes usar.</text:p>
      <text:p text:style-name="P6"/>
      <text:p text:style-name="P6">-</text:p>
      <text:p text:style-name="P6"/>
      <text:p text:style-name="P6">Sobre CSS, explica la práctica más compleja que tuviste que resolver.</text:p>
      <text:p text:style-name="P6"/>
      <text:p text:style-name="P12">Realizar una página web responsive y utilizando algo de código de json y bootstrap.</text:p>
      <text:p text:style-name="P6"/>
      <text:p text:style-name="P6">Indicar los tipos de licencias creative commons, describiéndolo brevemente.</text:p>
      <text:p text:style-name="P6"/>
      <text:p text:style-name="P6"><text:soft-page-break/>-</text:p>
      <text:p text:style-name="P6"/>
      <text:p text:style-name="P6"/>
      <text:p text:style-name="P6"/>
      <text:p text:style-name="P6"/>
      <text:p text:style-name="P6">¿Sabes qué aprenderás con este módulo profesional: Diseño de Interfaces Web?</text:p>
      <text:p text:style-name="P6"/>
      <text:p text:style-name="P12">No.</text:p>
      <text:p text:style-name="P6"/>
      <text:p text:style-name="P6"/>
      <text:p text:style-name="P6">Sugerencias para el curso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2" text:outline-level="2">Firmado:<text:span text:style-name="T3"> </text:span><text:span text:style-name="T8">Juanmi</text:span></text:h>
      <text:h text:style-name="Heading_20_2" text:outline-level="2">Hora de fin: <text:span text:style-name="T8">9:05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Lohit Devanagari1" svg:font-family="'Lohit Devanagari'"/>
    <style:font-face style:name="OpenSymbol" svg:font-family="OpenSymbol, 'Arial Unicode MS'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 fo:keep-with-next="always"/>
      <style:text-properties fo:font-size="12pt" fo:font-weight="bold" style:font-size-asian="12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font-size="12pt" fo:font-weight="bold" style:font-size-asian="12pt" style:font-weight-asian="bold" style:font-weight-complex="bold"/>
    </style:style>
    <style:style style:name="Encabezad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Etiquet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ubtitle" style:family="paragraph" style:parent-style-name="Encabezado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charset="x-symbol" fo:font-size="12pt" style:font-size-asian="12pt" style:font-name-complex="OpenSymbol1" style:font-family-complex="OpenSymbol, 'Arial Unicode MS'" style:font-charset-complex="x-symbol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8pt" style:font-size-asian="8pt"/>
    </style:style>
    <style:style style:name="MP2" style:family="paragraph" style:parent-style-name="Footer">
      <style:paragraph-properties fo:text-align="justify" style:justify-single-word="false"/>
    </style:style>
    <style:style style:name="MT1" style:family="text">
      <style:text-properties fo:font-size="8pt" style:font-size-asian="8pt"/>
    </style:style>
    <style:style style:name="MT2" style:family="text"/>
    <style:page-layout style:name="Mpm1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1.229cm" fo:margin-left="0cm" fo:margin-right="0cm" fo:margin-top="1.131cm" style:dynamic-spacing="true"/>
      </style:footer-style>
    </style:page-layout>
  </office:automatic-styles>
  <office:master-styles>
    <style:master-page style:name="Standard" style:page-layout-name="Mpm1">
      <style:header>
        <text:p text:style-name="MP1">TÉCNICO SUPERIOR DAW – DISEÑO DE INTERFACES WEB</text:p>
      </style:header>
      <style:footer>
        <text:p text:style-name="MP2"><text:span text:style-name="Page_20_Number"><text:span text:style-name="MT1">IES Luis Vélez de Guevara<text:tab/></text:span></text:span><text:span text:style-name="Page_20_Number"><text:span text:style-name="MT1"><text:page-number text:select-page="current">3</text:page-number></text:span></text:span><text:span text:style-name="Page_20_Number"><text:span text:style-name="MT1">/</text:span></text:span><text:span text:style-name="Page_20_Number"><text:page-count style:num-format="1">3</text:page-count></text:span><text:span text:style-name="Page_20_Number"><text:tab/>Evaluación inicial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VALUACIÓN INICIAL</dc:title>
    <meta:initial-creator>IES Andévalo</meta:initial-creator>
    <meta:creation-date>2006-09-21T23:59:00</meta:creation-date>
    <dc:date>2021-09-21T09:04:49.161000000</dc:date>
    <meta:print-date>2006-09-24T17:55:00</meta:print-date>
    <meta:editing-cycles>15</meta:editing-cycles>
    <meta:editing-duration>PT1H34M18S</meta:editing-duration>
    <meta:generator>LibreOffice/5.4.1.2$Windows_X86_64 LibreOffice_project/ea7cb86e6eeb2bf3a5af73a8f7777ac570321527</meta:generator>
    <meta:document-statistic meta:table-count="0" meta:image-count="0" meta:object-count="0" meta:page-count="3" meta:paragraph-count="51" meta:word-count="399" meta:character-count="2480" meta:non-whitespace-character-count="2060"/>
  </office:meta>
</office:document-meta>
</file>